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59cm"/>
    </style:style>
    <style:style style:name="co3" style:family="table-column">
      <style:table-column-properties fo:break-before="auto" style:column-width="4.533cm"/>
    </style:style>
    <style:style style:name="co4" style:family="table-column">
      <style:table-column-properties fo:break-before="auto" style:column-width="5.805cm"/>
    </style:style>
    <style:style style:name="co5" style:family="table-column">
      <style:table-column-properties fo:break-before="auto" style:column-width="5.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55cm" svg:height="10.891cm" svg:x="1.761cm" svg:y="7.49cm">
            <draw:object draw:notify-on-update-of-ranges="Arkusz1.A3:Arkusz1.A6 Arkusz1.B2:Arkusz1.B2 Arkusz1.B3:Arkusz1.B6 Arkusz1.B11:Arkusz1.B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1cm" svg:height="9.004cm" svg:x="18.409cm" svg:y="7.597cm">
            <draw:object draw:notify-on-update-of-ranges="Arkusz1.A3:Arkusz1.A6 Arkusz1.E2:Arkusz1.E2 Arkusz1.E3:Arkusz1.E6 Arkusz1.E11:Arkusz1.E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.006cm" svg:height="9.005cm" svg:x="34.991cm" svg:y="7.57cm">
            <draw:object draw:notify-on-update-of-ranges="Arkusz1.A3:Arkusz1.A6 Arkusz1.F2:Arkusz1.F2 Arkusz1.F3:Arkusz1.F6 Arkusz1.F11:Arkusz1.F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zas wykonania</text:p>
          </table:table-cell>
          <table:table-cell office:value-type="string" calcext:value-type="string">
            <text:p>Gflop/s</text:p>
          </table:table-cell>
          <table:table-cell office:value-type="string" calcext:value-type="string">
            <text:p>GB/s</text:p>
          </table:table-cell>
          <table:table-cell office:value-type="string" calcext:value-type="string">
            <text:p>Przyspieszenie</text:p>
          </table:table-cell>
          <table:table-cell office:value-type="string" calcext:value-type="string">
            <text:p>Efektywnos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4599" calcext:value-type="float">
            <text:p>0,194599</text:p>
          </table:table-cell>
          <table:table-cell office:value-type="float" office:value="3.788705" calcext:value-type="float">
            <text:p>3,788705</text:p>
          </table:table-cell>
          <table:table-cell office:value-type="float" office:value="15.155609" calcext:value-type="float">
            <text:p>15,155609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E3]/[.A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88866" calcext:value-type="float">
            <text:p>0,188866</text:p>
          </table:table-cell>
          <table:table-cell office:value-type="float" office:value="3.903719" calcext:value-type="float">
            <text:p>3,903719</text:p>
          </table:table-cell>
          <table:table-cell office:value-type="float" office:value="15.615691" calcext:value-type="float">
            <text:p>15,615691</text:p>
          </table:table-cell>
          <table:table-cell table:formula="of:=[.B3]/[.B4]" office:value-type="float" office:value="1.03035485476475" calcext:value-type="float">
            <text:p>1,0303548548</text:p>
          </table:table-cell>
          <table:table-cell table:formula="of:=[.E4]/[.A4]" office:value-type="float" office:value="0.515177427382377" calcext:value-type="float">
            <text:p>0,51517742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90601" calcext:value-type="float">
            <text:p>0,190601</text:p>
          </table:table-cell>
          <table:table-cell office:value-type="float" office:value="3.868193" calcext:value-type="float">
            <text:p>3,868193</text:p>
          </table:table-cell>
          <table:table-cell office:value-type="float" office:value="15.473579" calcext:value-type="float">
            <text:p>15,473579</text:p>
          </table:table-cell>
          <table:table-cell table:formula="of:=[.B3]/[.B5]" office:value-type="float" office:value="1.02097575563612" calcext:value-type="float">
            <text:p>1,0209757556</text:p>
          </table:table-cell>
          <table:table-cell table:formula="of:=[.E5]/[.A5]" office:value-type="float" office:value="0.25524393890903" calcext:value-type="float">
            <text:p>0,25524393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8609" calcext:value-type="float">
            <text:p>0,188609</text:p>
          </table:table-cell>
          <table:table-cell office:value-type="float" office:value="3.909047" calcext:value-type="float">
            <text:p>3,909047</text:p>
          </table:table-cell>
          <table:table-cell office:value-type="float" office:value="15.637004" calcext:value-type="float">
            <text:p>15,637004</text:p>
          </table:table-cell>
          <table:table-cell table:formula="of:=[.B3]/[.B6]" office:value-type="float" office:value="1.0317588238101" calcext:value-type="float">
            <text:p>1,0317588238</text:p>
          </table:table-cell>
          <table:table-cell table:formula="of:=[.E6]/[.A6]" office:value-type="float" office:value="0.128969852976263" calcext:value-type="float">
            <text:p>0,128969853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Czas wykonania</text:p>
          </table:table-cell>
          <table:table-cell office:value-type="string" calcext:value-type="string">
            <text:p>Gflop/s</text:p>
          </table:table-cell>
          <table:table-cell office:value-type="string" calcext:value-type="string">
            <text:p>GB/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1836" calcext:value-type="float">
            <text:p>0,281836</text:p>
          </table:table-cell>
          <table:table-cell office:value-type="float" office:value="2.61599" calcext:value-type="float">
            <text:p>2,61599</text:p>
          </table:table-cell>
          <table:table-cell office:value-type="float" office:value="10.464505" calcext:value-type="float">
            <text:p>10,464505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E11]/[.A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84939" calcext:value-type="float">
            <text:p>0,184939</text:p>
          </table:table-cell>
          <table:table-cell office:value-type="float" office:value="3.986622" calcext:value-type="float">
            <text:p>3,986622</text:p>
          </table:table-cell>
          <table:table-cell office:value-type="float" office:value="15.947318" calcext:value-type="float">
            <text:p>15,947318</text:p>
          </table:table-cell>
          <table:table-cell table:formula="of:=[.B11]/[.B12]" office:value-type="float" office:value="1.52394032626974" calcext:value-type="float">
            <text:p>1,5239403263</text:p>
          </table:table-cell>
          <table:table-cell table:formula="of:=[.E12]/[.A12]" office:value-type="float" office:value="0.761970163134871" calcext:value-type="float">
            <text:p>0,76197016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2059" calcext:value-type="float">
            <text:p>0,182059</text:p>
          </table:table-cell>
          <table:table-cell office:value-type="float" office:value="4.049681" calcext:value-type="float">
            <text:p>4,049681</text:p>
          </table:table-cell>
          <table:table-cell office:value-type="float" office:value="16.199568" calcext:value-type="float">
            <text:p>16,199568</text:p>
          </table:table-cell>
          <table:table-cell table:formula="of:=[.B11]/[.B13]" office:value-type="float" office:value="1.54804761093931" calcext:value-type="float">
            <text:p>1,5480476109</text:p>
          </table:table-cell>
          <table:table-cell table:formula="of:=[.E13]/[.A13]" office:value-type="float" office:value="0.387011902734828" calcext:value-type="float">
            <text:p>0,38701190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3257" calcext:value-type="float">
            <text:p>0,183257</text:p>
          </table:table-cell>
          <table:table-cell office:value-type="float" office:value="4.02321" calcext:value-type="float">
            <text:p>4,02321</text:p>
          </table:table-cell>
          <table:table-cell office:value-type="float" office:value="16.093678" calcext:value-type="float">
            <text:p>16,093678</text:p>
          </table:table-cell>
          <table:table-cell table:formula="of:=[.B11]/[.B14]" office:value-type="float" office:value="1.53792760985938" calcext:value-type="float">
            <text:p>1,5379276099</text:p>
          </table:table-cell>
          <table:table-cell table:formula="of:=[.E14]/[.A14]" office:value-type="float" office:value="0.192240951232422" calcext:value-type="float">
            <text:p>0,1922409512</text:p>
          </table:table-cell>
        </table:table-row>
        <table:table-row table:style-name="ro1" table:number-rows-repeated="31">
          <table:table-cell table:number-columns-repeated="6"/>
        </table:table-row>
        <table:table-row table:style-name="ro1">
          <table:table-cell/>
          <table:table-cell office:value-type="string" calcext:value-type="string">
            <text:p>rozmiar</text:p>
          </table:table-cell>
          <table:table-cell office:value-type="float" office:value="43000" calcext:value-type="float">
            <text:p>43000</text:p>
          </table:table-cell>
          <table:table-cell office:value-type="float" office:value="21500" calcext:value-type="float">
            <text:p>21500</text:p>
          </table:table-cell>
          <table:table-cell office:value-type="float" office:value="10625" calcext:value-type="float">
            <text:p>106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ymiar</text:p>
          </table:table-cell>
          <table:table-cell table:formula="of:=[.C46]*[.C46]" office:value-type="float" office:value="1849000000" calcext:value-type="float">
            <text:p>1849000000</text:p>
          </table:table-cell>
          <table:table-cell table:formula="of:=[.D46]*[.D46]" office:value-type="float" office:value="462250000" calcext:value-type="float">
            <text:p>462250000</text:p>
          </table:table-cell>
          <table:table-cell table:formula="of:=[.E46]*[.E46]" office:value-type="float" office:value="112890625" calcext:value-type="float">
            <text:p>112890625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zas wykonani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zyspieszeni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D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fektywnosc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7-01-23T11:54:31.799222719</meta:creation-date>
    <dc:date>2017-01-23T12:46:04.517416051</dc:date>
    <dc:creator>student </dc:creator>
    <meta:editing-duration>PT20M45S</meta:editing-duration>
    <meta:editing-cycles>3</meta:editing-cycles>
    <meta:generator>LibreOffice/4.3.7.2$Linux_X86_64 LibreOffice_project/430$Build-2</meta:generator>
    <meta:document-statistic meta:table-count="1" meta:cell-count="8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56cm" svg:height="10.892cm" xlink:href=".." xlink:type="simple" chart:class="chart:line" chart:style-name="ch1">
        <chart:legend chart:legend-position="end" svg:x="12.098cm" svg:y="4.898cm" style:legend-expansion="high" chart:style-name="ch2"/>
        <chart:plot-area chart:style-name="ch3" table:cell-range-address="Arkusz1.A3:Arkusz1.B6 Arkusz1.B2:Arkusz1.B2 Arkusz1.B11:Arkusz1.B14" chart:data-source-has-labels="both" svg:x="0.319cm" svg:y="0.217cm" svg:width="11.46cm" svg:height="10.458cm">
          <chartooo:coordinate-region svg:x="1.231cm" svg:y="0.417cm" svg:width="10.454cm" svg:height="9.611cm"/>
          <chart:axis chart:dimension="x" chart:name="primary-x" chart:style-name="ch4" chartooo:axis-type="auto">
            <chartooo:date-scale/>
            <chart:categories table:cell-range-address="Arkusz1.A3:Arkusz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B3:Arkusz1.B6" chart:label-cell-address="Arkusz1.B2:Arkusz1.B2" chart:class="chart:line">
            <chart:data-point chart:repeated="4"/>
          </chart:series>
          <chart:series chart:style-name="ch7" chart:values-cell-range-address="Arkusz1.B11:Arkusz1.B14" loext:label-string="sprawdzajaca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as wykonania</text:p>
                <draw:g>
                  <svg:desc>Arkusz1.B2:Arkusz1.B2</svg:desc>
                </draw:g>
              </table:table-cell>
              <table:table-cell office:value-type="string">
                <text:p>sprawdzaja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A3:Arkusz1.A6</svg:desc>
                </draw:g>
              </table:table-cell>
              <table:table-cell office:value-type="float" office:value="0.194599">
                <text:p>0.194599</text:p>
                <draw:g>
                  <svg:desc>Arkusz1.B3:Arkusz1.B6</svg:desc>
                </draw:g>
              </table:table-cell>
              <table:table-cell office:value-type="float" office:value="0.281836">
                <text:p>0.281836</text:p>
                <draw:g>
                  <svg:desc>Arkusz1.B11:Arkusz1.B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88866">
                <text:p>0.188866</text:p>
              </table:table-cell>
              <table:table-cell office:value-type="float" office:value="0.184939">
                <text:p>0.18493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90601">
                <text:p>0.190601</text:p>
              </table:table-cell>
              <table:table-cell office:value-type="float" office:value="0.182059">
                <text:p>0.18205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88609">
                <text:p>0.188609</text:p>
              </table:table-cell>
              <table:table-cell office:value-type="float" office:value="0.183257">
                <text:p>0.1832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05cm" xlink:href=".." xlink:type="simple" chart:class="chart:line" chart:style-name="ch1">
        <chart:legend chart:legend-position="end" svg:x="12.312cm" svg:y="3.954cm" style:legend-expansion="high" chart:style-name="ch2"/>
        <chart:plot-area chart:style-name="ch3" table:cell-range-address="Arkusz1.A3:Arkusz1.A6 Arkusz1.E2:Arkusz1.E6 Arkusz1.E11:Arkusz1.E14" chart:data-source-has-labels="both" svg:x="0.32cm" svg:y="0.18cm" svg:width="11.672cm" svg:height="8.645cm">
          <chartooo:coordinate-region svg:x="1.047cm" svg:y="0.38cm" svg:width="10.851cm" svg:height="7.798cm"/>
          <chart:axis chart:dimension="x" chart:name="primary-x" chart:style-name="ch4" chartooo:axis-type="auto">
            <chartooo:date-scale/>
            <chart:categories table:cell-range-address="Arkusz1.A3:Arkusz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E3:Arkusz1.E6" chart:label-cell-address="Arkusz1.E2:Arkusz1.E2" chart:class="chart:line">
            <chart:data-point chart:repeated="4"/>
          </chart:series>
          <chart:series chart:style-name="ch7" chart:values-cell-range-address="Arkusz1.E11:Arkusz1.E14" loext:label-string="sprawdzajace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yspieszenie</text:p>
                <draw:g>
                  <svg:desc>Arkusz1.E2:Arkusz1.E2</svg:desc>
                </draw:g>
              </table:table-cell>
              <table:table-cell office:value-type="string">
                <text:p>sprawdzajac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A3:Arkusz1.A6</svg:desc>
                </draw:g>
              </table:table-cell>
              <table:table-cell office:value-type="float" office:value="1">
                <text:p>1</text:p>
                <draw:g>
                  <svg:desc>Arkusz1.E3:Arkusz1.E6</svg:desc>
                </draw:g>
              </table:table-cell>
              <table:table-cell office:value-type="float" office:value="1">
                <text:p>1</text:p>
                <draw:g>
                  <svg:desc>Arkusz1.E11:Arkusz1.E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03035485476475">
                <text:p>1.03035485476475</text:p>
              </table:table-cell>
              <table:table-cell office:value-type="float" office:value="1.52394032626974">
                <text:p>1.5239403262697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2097575563612">
                <text:p>1.02097575563612</text:p>
              </table:table-cell>
              <table:table-cell office:value-type="float" office:value="1.54804761093931">
                <text:p>1.5480476109393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0317588238101">
                <text:p>1.0317588238101</text:p>
              </table:table-cell>
              <table:table-cell office:value-type="float" office:value="1.53792760985938">
                <text:p>1.537927609859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line" chart:style-name="ch1">
        <chart:legend chart:legend-position="end" svg:x="12.573cm" svg:y="3.955cm" style:legend-expansion="high" chart:style-name="ch2"/>
        <chart:plot-area chart:style-name="ch3" table:cell-range-address="Arkusz1.A3:Arkusz1.A6 Arkusz1.F2:Arkusz1.F6 Arkusz1.F11:Arkusz1.F14" chart:data-source-has-labels="both" svg:x="0.32cm" svg:y="0.18cm" svg:width="11.933cm" svg:height="8.646cm">
          <chartooo:coordinate-region svg:x="1.047cm" svg:y="0.38cm" svg:width="11.112cm" svg:height="7.799cm"/>
          <chart:axis chart:dimension="x" chart:name="primary-x" chart:style-name="ch4" chartooo:axis-type="auto">
            <chartooo:date-scale/>
            <chart:categories table:cell-range-address="Arkusz1.A3:Arkusz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F3:Arkusz1.F6" chart:label-cell-address="Arkusz1.F2:Arkusz1.F2" chart:class="chart:line">
            <chart:data-point chart:repeated="4"/>
          </chart:series>
          <chart:series chart:style-name="ch7" chart:values-cell-range-address="Arkusz1.F11:Arkusz1.F14" loext:label-string="sprawdzajace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ktywnosc</text:p>
                <draw:g>
                  <svg:desc>Arkusz1.F2:Arkusz1.F2</svg:desc>
                </draw:g>
              </table:table-cell>
              <table:table-cell office:value-type="string">
                <text:p>sprawdzajac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A3:Arkusz1.A6</svg:desc>
                </draw:g>
              </table:table-cell>
              <table:table-cell office:value-type="float" office:value="1">
                <text:p>1</text:p>
                <draw:g>
                  <svg:desc>Arkusz1.F3:Arkusz1.F6</svg:desc>
                </draw:g>
              </table:table-cell>
              <table:table-cell office:value-type="float" office:value="1">
                <text:p>1</text:p>
                <draw:g>
                  <svg:desc>Arkusz1.F11:Arkusz1.F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15177427382377">
                <text:p>0.515177427382377</text:p>
              </table:table-cell>
              <table:table-cell office:value-type="float" office:value="0.761970163134871">
                <text:p>0.7619701631348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5524393890903">
                <text:p>0.25524393890903</text:p>
              </table:table-cell>
              <table:table-cell office:value-type="float" office:value="0.387011902734828">
                <text:p>0.38701190273482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28969852976263">
                <text:p>0.128969852976263</text:p>
              </table:table-cell>
              <table:table-cell office:value-type="float" office:value="0.192240951232422">
                <text:p>0.1922409512324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